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36cm"/>
    </style:style>
    <style:style style:name="co2" style:family="table-column">
      <style:table-column-properties fo:break-before="auto" style:column-width="2.383cm"/>
    </style:style>
    <style:style style:name="co3" style:family="table-column">
      <style:table-column-properties fo:break-before="auto" style:column-width="3.515cm"/>
    </style:style>
    <style:style style:name="co4" style:family="table-column">
      <style:table-column-properties fo:break-before="auto" style:column-width="2.632cm"/>
    </style:style>
    <style:style style:name="co5" style:family="table-column">
      <style:table-column-properties fo:break-before="auto" style:column-width="2.992cm"/>
    </style:style>
    <style:style style:name="co6" style:family="table-column">
      <style:table-column-properties fo:break-before="auto" style:column-width="3.43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499cm" fo:break-before="auto" style:use-optimal-row-height="fals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26pt solid #000000" fo:border-left="0.06pt solid #000000" fo:border-right="0.26pt solid #000000" fo:border-top="none"/>
      <style:text-properties fo:font-size="12pt" style:font-size-asian="12pt" style:font-size-complex="12pt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 style:data-style-name="N3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fo:color="#ffffff"/>
    </style:style>
    <style:style style:name="ce14" style:family="table-cell" style:parent-style-name="Default">
      <style:text-properties fo:color="#ffffff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fo:color="#ffffff"/>
    </style:style>
    <style:style style:name="ce16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18" style:family="table-cell" style:parent-style-name="Default" style:data-style-name="N100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order-left="none" fo:border-right="none" fo:border-top="0.06pt solid #000000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100">
      <style:table-cell-properties fo:wrap-option="wrap"/>
    </style:style>
  </office:automatic-styles>
  <office:body>
    <office:spreadsheet>
      <table:table table:name="Tabelle1" table:style-name="ta1"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4" table:default-cell-style-name="ce11"/>
        <table:table-column table:style-name="co6" table:default-cell-style-name="ce11"/>
        <table:table-column table:style-name="co3" table:default-cell-style-name="ce11"/>
        <table:table-column table:style-name="co4" table:default-cell-style-name="ce11"/>
        <table:table-column table:style-name="co6" table:default-cell-style-name="ce11"/>
        <table:table-column table:style-name="co7" table:number-columns-repeated="1014" table:default-cell-style-name="Default"/>
        <table:table-row table:style-name="ro1">
          <table:table-cell table:style-name="ce1" office:value-type="string" calcext:value-type="string">
            <text:p>Drehzahltabelle für das FAU FabLab</text:p>
          </table:table-cell>
          <table:table-cell table:style-name="Default" table:number-columns-repeated="9"/>
          <table:table-cell table:number-columns-repeated="1014"/>
        </table:table-row>
        <table:table-row table:style-name="ro2">
          <table:table-cell table:style-name="Default" table:number-columns-repeated="10"/>
          <table:table-cell table:number-columns-repeated="1014"/>
        </table:table-row>
        <table:table-row table:style-name="ro3">
          <table:table-cell table:style-name="ce2" office:value-type="string" calcext:value-type="string">
            <text:p>1. Bohrer</text:p>
          </table:table-cell>
          <table:table-cell table:style-name="ce7" office:value-type="string" calcext:value-type="string">
            <text:p>Holz und ähnliches</text:p>
            <text:p/>
          </table:table-cell>
          <table:table-cell table:style-name="ce16" office:value-type="string" calcext:value-type="string" table:number-columns-spanned="2" table:number-rows-spanned="1">
            <text:p>Baustahl, z.B. S-235</text:p>
            <text:p>Unter 750N/mm²</text:p>
            <text:p> </text:p>
          </table:table-cell>
          <table:covered-table-cell table:style-name="ce18"/>
          <table:table-cell table:style-name="ce24" office:value-type="string" calcext:value-type="string">
            <text:p>Edelstahl unter 850N/mm²</text:p>
            <text:p/>
          </table:table-cell>
          <table:table-cell table:style-name="ce28" office:value-type="string" calcext:value-type="string" table:number-columns-spanned="2" table:number-rows-spanned="1">
            <text:p>Aluminium weich</text:p>
            <text:p>z.B. Guss</text:p>
            <text:p/>
          </table:table-cell>
          <table:covered-table-cell table:style-name="ce28"/>
          <table:table-cell table:style-name="ce18" office:value-type="string" calcext:value-type="string" table:number-columns-spanned="2" table:number-rows-spanned="1">
            <text:p>Aluminium hart, unter 500N/mm²</text:p>
            <text:p/>
          </table:table-cell>
          <table:covered-table-cell table:style-name="ce18"/>
          <table:table-cell table:style-name="ce29" office:value-type="string" calcext:value-type="string">
            <text:p>Kunststoffe</text:p>
            <text:p>z.B. PVC, </text:p>
            <text:p>PMMA, usw.</text:p>
          </table:table-cell>
          <table:table-cell table:style-name="ce32" table:number-columns-repeated="1014"/>
        </table:table-row>
        <table:table-row table:style-name="ro4">
          <table:table-cell table:style-name="ce3" office:value-type="string" calcext:value-type="string">
            <text:p>Bohrerart</text:p>
          </table:table-cell>
          <table:table-cell table:style-name="ce8" office:value-type="string" calcext:value-type="string">
            <text:p>Holzbohrer</text:p>
            <text:p/>
          </table:table-cell>
          <table:table-cell table:style-name="ce8" office:value-type="string" calcext:value-type="string">
            <text:p>schwarz, rotring</text:p>
            <text:p>114020, 114400</text:p>
          </table:table-cell>
          <table:table-cell table:style-name="ce19" office:value-type="string" calcext:value-type="string">
            <text:p>TiN (golden)</text:p>
            <text:p>114360</text:p>
          </table:table-cell>
          <table:table-cell table:style-name="ce25" office:value-type="string" calcext:value-type="string">
            <text:p>HSS-E rotring</text:p>
            <text:p>114400</text:p>
          </table:table-cell>
          <table:table-cell table:style-name="ce19" office:value-type="string" calcext:value-type="string">
            <text:p>TiN (golden)</text:p>
            <text:p>114360</text:p>
          </table:table-cell>
          <table:table-cell table:style-name="ce19" office:value-type="string" calcext:value-type="string">
            <text:p>HSS-W gelbring</text:p>
            <text:p>114200</text:p>
          </table:table-cell>
          <table:table-cell table:style-name="ce25" office:value-type="string" calcext:value-type="string">
            <text:p>schwarz, rotring</text:p>
            <text:p>114020, 114400</text:p>
          </table:table-cell>
          <table:table-cell table:style-name="ce19" office:value-type="string" calcext:value-type="string">
            <text:p>TiN (golden)</text:p>
            <text:p>114360</text:p>
          </table:table-cell>
          <table:table-cell table:style-name="ce19" office:value-type="string" calcext:value-type="string">
            <text:p>HSS-W gelbring</text:p>
            <text:p>114200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vc [m/min]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30" calcext:value-type="float">
            <text:p>30</text:p>
          </table:table-cell>
          <table:table-cell table:style-name="ce20" office:value-type="float" office:value="37" calcext:value-type="float">
            <text:p>37</text:p>
          </table:table-cell>
          <table:table-cell table:style-name="ce26" office:value-type="float" office:value="12" calcext:value-type="float">
            <text:p>12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40" calcext:value-type="float">
            <text:p>40</text:p>
          </table:table-cell>
          <table:table-cell table:style-name="ce26" office:value-type="float" office:value="40" calcext:value-type="float">
            <text:p>40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70" calcext:value-type="float">
            <text:p>70</text:p>
          </table:table-cell>
          <table:table-cell table:number-columns-repeated="1014"/>
        </table:table-row>
        <table:table-row table:style-name="ro5">
          <table:table-cell table:style-name="ce4" office:value-type="string" calcext:value-type="string">
            <text:p>d in [mm]</text:p>
          </table:table-cell>
          <table:table-cell table:style-name="ce10" office:value-type="string" calcext:value-type="string" table:number-columns-spanned="9" table:number-rows-spanned="1">
            <text:p>Alle Drehzahlen in Umdrehungen pro Minute</text:p>
          </table:table-cell>
          <table:covered-table-cell table:style-name="ce17"/>
          <table:covered-table-cell table:style-name="ce21"/>
          <table:covered-table-cell table:style-name="ce27"/>
          <table:covered-table-cell table:number-columns-repeated="2" table:style-name="ce21"/>
          <table:covered-table-cell table:style-name="ce27"/>
          <table:covered-table-cell table:number-columns-repeated="2" table:style-name="ce21"/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$5]/(3.1416*[.$A7]*0.001*2)" office:value-type="float" office:value="4774.6371275783" calcext:value-type="float">
            <text:p>4.775</text:p>
          </table:table-cell>
          <table:table-cell table:formula="of:=[.C$5]/(3.1416*[.$A7]*0.001*2)" office:value-type="float" office:value="2387.31856378915" calcext:value-type="float">
            <text:p>2.387</text:p>
          </table:table-cell>
          <table:table-cell table:formula="of:=[.D$5]/(3.1416*[.$A7]*0.001*2)" office:value-type="float" office:value="2944.35956200662" calcext:value-type="float">
            <text:p>2.944</text:p>
          </table:table-cell>
          <table:table-cell table:formula="of:=[.E$5]/(3.1416*[.$A7]*0.001*2)" office:value-type="float" office:value="954.927425515661" calcext:value-type="float">
            <text:p>955</text:p>
          </table:table-cell>
          <table:table-cell table:formula="of:=[.F$5]/(3.1416*[.$A7]*0.001*2)" office:value-type="float" office:value="3978.86427298192" calcext:value-type="float">
            <text:p>3.979</text:p>
          </table:table-cell>
          <table:table-cell table:formula="of:=[.G$5]/(3.1416*[.$A7]*0.001*2)" office:value-type="float" office:value="3183.09141838554" calcext:value-type="float">
            <text:p>3.183</text:p>
          </table:table-cell>
          <table:table-cell table:formula="of:=[.H$5]/(3.1416*[.$A7]*0.001*2)" office:value-type="float" office:value="3183.09141838554" calcext:value-type="float">
            <text:p>3.183</text:p>
          </table:table-cell>
          <table:table-cell table:formula="of:=[.I$5]/(3.1416*[.$A7]*0.001*2)" office:value-type="float" office:value="3978.86427298192" calcext:value-type="float">
            <text:p>3.979</text:p>
          </table:table-cell>
          <table:table-cell table:formula="of:=[.J$5]/(3.1416*[.$A7]*0.001*2)" office:value-type="float" office:value="5570.40998217469" calcext:value-type="float">
            <text:p>5.570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$5]/(3.1416*[.$A8]*0.001*2)" office:value-type="float" office:value="3183.09141838554" calcext:value-type="float">
            <text:p>3.183</text:p>
          </table:table-cell>
          <table:table-cell table:formula="of:=[.C$5]/(3.1416*[.$A8]*0.001*2)" office:value-type="float" office:value="1591.54570919277" calcext:value-type="float">
            <text:p>1.592</text:p>
          </table:table-cell>
          <table:table-cell table:formula="of:=[.D$5]/(3.1416*[.$A8]*0.001*2)" office:value-type="float" office:value="1962.90637467108" calcext:value-type="float">
            <text:p>1.963</text:p>
          </table:table-cell>
          <table:table-cell table:formula="of:=[.E$5]/(3.1416*[.$A8]*0.001*2)" office:value-type="float" office:value="636.618283677107" calcext:value-type="float">
            <text:p>637</text:p>
          </table:table-cell>
          <table:table-cell table:formula="of:=[.F$5]/(3.1416*[.$A8]*0.001*2)" office:value-type="float" office:value="2652.57618198795" calcext:value-type="float">
            <text:p>2.653</text:p>
          </table:table-cell>
          <table:table-cell table:formula="of:=[.G$5]/(3.1416*[.$A8]*0.001*2)" office:value-type="float" office:value="2122.06094559036" calcext:value-type="float">
            <text:p>2.122</text:p>
          </table:table-cell>
          <table:table-cell table:formula="of:=[.H$5]/(3.1416*[.$A8]*0.001*2)" office:value-type="float" office:value="2122.06094559036" calcext:value-type="float">
            <text:p>2.122</text:p>
          </table:table-cell>
          <table:table-cell table:formula="of:=[.I$5]/(3.1416*[.$A8]*0.001*2)" office:value-type="float" office:value="2652.57618198795" calcext:value-type="float">
            <text:p>2.653</text:p>
          </table:table-cell>
          <table:table-cell table:formula="of:=[.J$5]/(3.1416*[.$A8]*0.001*2)" office:value-type="float" office:value="3713.60665478313" calcext:value-type="float">
            <text:p>3.714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$5]/(3.1416*[.$A9]*0.001*2)" office:value-type="float" office:value="2387.31856378915" calcext:value-type="float">
            <text:p>2.387</text:p>
          </table:table-cell>
          <table:table-cell table:formula="of:=[.C$5]/(3.1416*[.$A9]*0.001*2)" office:value-type="float" office:value="1193.65928189458" calcext:value-type="float">
            <text:p>1.194</text:p>
          </table:table-cell>
          <table:table-cell table:formula="of:=[.D$5]/(3.1416*[.$A9]*0.001*2)" office:value-type="float" office:value="1472.17978100331" calcext:value-type="float">
            <text:p>1.472</text:p>
          </table:table-cell>
          <table:table-cell table:formula="of:=[.E$5]/(3.1416*[.$A9]*0.001*2)" office:value-type="float" office:value="477.46371275783" calcext:value-type="float">
            <text:p>477</text:p>
          </table:table-cell>
          <table:table-cell table:formula="of:=[.F$5]/(3.1416*[.$A9]*0.001*2)" office:value-type="float" office:value="1989.43213649096" calcext:value-type="float">
            <text:p>1.989</text:p>
          </table:table-cell>
          <table:table-cell table:formula="of:=[.G$5]/(3.1416*[.$A9]*0.001*2)" office:value-type="float" office:value="1591.54570919277" calcext:value-type="float">
            <text:p>1.592</text:p>
          </table:table-cell>
          <table:table-cell table:formula="of:=[.H$5]/(3.1416*[.$A9]*0.001*2)" office:value-type="float" office:value="1591.54570919277" calcext:value-type="float">
            <text:p>1.592</text:p>
          </table:table-cell>
          <table:table-cell table:formula="of:=[.I$5]/(3.1416*[.$A9]*0.001*2)" office:value-type="float" office:value="1989.43213649096" calcext:value-type="float">
            <text:p>1.989</text:p>
          </table:table-cell>
          <table:table-cell table:formula="of:=[.J$5]/(3.1416*[.$A9]*0.001*2)" office:value-type="float" office:value="2785.20499108734" calcext:value-type="float">
            <text:p>2.785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$5]/(3.1416*[.$A10]*0.001*2)" office:value-type="float" office:value="1909.85485103132" calcext:value-type="float">
            <text:p>1.910</text:p>
          </table:table-cell>
          <table:table-cell table:formula="of:=[.C$5]/(3.1416*[.$A10]*0.001*2)" office:value-type="float" office:value="954.927425515661" calcext:value-type="float">
            <text:p>955</text:p>
          </table:table-cell>
          <table:table-cell table:formula="of:=[.D$5]/(3.1416*[.$A10]*0.001*2)" office:value-type="float" office:value="1177.74382480265" calcext:value-type="float">
            <text:p>1.178</text:p>
          </table:table-cell>
          <table:table-cell table:formula="of:=[.E$5]/(3.1416*[.$A10]*0.001*2)" office:value-type="float" office:value="381.970970206264" calcext:value-type="float">
            <text:p>382</text:p>
          </table:table-cell>
          <table:table-cell table:formula="of:=[.F$5]/(3.1416*[.$A10]*0.001*2)" office:value-type="float" office:value="1591.54570919277" calcext:value-type="float">
            <text:p>1.592</text:p>
          </table:table-cell>
          <table:table-cell table:formula="of:=[.G$5]/(3.1416*[.$A10]*0.001*2)" office:value-type="float" office:value="1273.23656735421" calcext:value-type="float">
            <text:p>1.273</text:p>
          </table:table-cell>
          <table:table-cell table:formula="of:=[.H$5]/(3.1416*[.$A10]*0.001*2)" office:value-type="float" office:value="1273.23656735421" calcext:value-type="float">
            <text:p>1.273</text:p>
          </table:table-cell>
          <table:table-cell table:formula="of:=[.I$5]/(3.1416*[.$A10]*0.001*2)" office:value-type="float" office:value="1591.54570919277" calcext:value-type="float">
            <text:p>1.592</text:p>
          </table:table-cell>
          <table:table-cell table:formula="of:=[.J$5]/(3.1416*[.$A10]*0.001*2)" office:value-type="float" office:value="2228.16399286987" calcext:value-type="float">
            <text:p>2.228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$5]/(3.1416*[.$A11]*0.001*2)" office:value-type="float" office:value="1591.54570919277" calcext:value-type="float">
            <text:p>1.592</text:p>
          </table:table-cell>
          <table:table-cell table:formula="of:=[.C$5]/(3.1416*[.$A11]*0.001*2)" office:value-type="float" office:value="795.772854596384" calcext:value-type="float">
            <text:p>796</text:p>
          </table:table-cell>
          <table:table-cell table:formula="of:=[.D$5]/(3.1416*[.$A11]*0.001*2)" office:value-type="float" office:value="981.45318733554" calcext:value-type="float">
            <text:p>981</text:p>
          </table:table-cell>
          <table:table-cell table:formula="of:=[.E$5]/(3.1416*[.$A11]*0.001*2)" office:value-type="float" office:value="318.309141838554" calcext:value-type="float">
            <text:p>318</text:p>
          </table:table-cell>
          <table:table-cell table:formula="of:=[.F$5]/(3.1416*[.$A11]*0.001*2)" office:value-type="float" office:value="1326.28809099397" calcext:value-type="float">
            <text:p>1.326</text:p>
          </table:table-cell>
          <table:table-cell table:formula="of:=[.G$5]/(3.1416*[.$A11]*0.001*2)" office:value-type="float" office:value="1061.03047279518" calcext:value-type="float">
            <text:p>1.061</text:p>
          </table:table-cell>
          <table:table-cell table:formula="of:=[.H$5]/(3.1416*[.$A11]*0.001*2)" office:value-type="float" office:value="1061.03047279518" calcext:value-type="float">
            <text:p>1.061</text:p>
          </table:table-cell>
          <table:table-cell table:formula="of:=[.I$5]/(3.1416*[.$A11]*0.001*2)" office:value-type="float" office:value="1326.28809099397" calcext:value-type="float">
            <text:p>1.326</text:p>
          </table:table-cell>
          <table:table-cell table:formula="of:=[.J$5]/(3.1416*[.$A11]*0.001*2)" office:value-type="float" office:value="1856.80332739156" calcext:value-type="float">
            <text:p>1.857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$5]/(3.1416*[.$A12]*0.001*2)" office:value-type="float" office:value="1364.18203645094" calcext:value-type="float">
            <text:p>1.364</text:p>
          </table:table-cell>
          <table:table-cell table:formula="of:=[.C$5]/(3.1416*[.$A12]*0.001*2)" office:value-type="float" office:value="682.091018225472" calcext:value-type="float">
            <text:p>682</text:p>
          </table:table-cell>
          <table:table-cell table:formula="of:=[.D$5]/(3.1416*[.$A12]*0.001*2)" office:value-type="float" office:value="841.245589144749" calcext:value-type="float">
            <text:p>841</text:p>
          </table:table-cell>
          <table:table-cell table:formula="of:=[.E$5]/(3.1416*[.$A12]*0.001*2)" office:value-type="float" office:value="272.836407290189" calcext:value-type="float">
            <text:p>273</text:p>
          </table:table-cell>
          <table:table-cell table:formula="of:=[.F$5]/(3.1416*[.$A12]*0.001*2)" office:value-type="float" office:value="1136.81836370912" calcext:value-type="float">
            <text:p>1.137</text:p>
          </table:table-cell>
          <table:table-cell table:formula="of:=[.G$5]/(3.1416*[.$A12]*0.001*2)" office:value-type="float" office:value="909.454690967296" calcext:value-type="float">
            <text:p>909</text:p>
          </table:table-cell>
          <table:table-cell table:formula="of:=[.H$5]/(3.1416*[.$A12]*0.001*2)" office:value-type="float" office:value="909.454690967296" calcext:value-type="float">
            <text:p>909</text:p>
          </table:table-cell>
          <table:table-cell table:formula="of:=[.I$5]/(3.1416*[.$A12]*0.001*2)" office:value-type="float" office:value="1136.81836370912" calcext:value-type="float">
            <text:p>1.137</text:p>
          </table:table-cell>
          <table:table-cell table:formula="of:=[.J$5]/(3.1416*[.$A12]*0.001*2)" office:value-type="float" office:value="1591.54570919277" calcext:value-type="float">
            <text:p>1.592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$5]/(3.1416*[.$A13]*0.001*2)" office:value-type="float" office:value="1193.65928189458" calcext:value-type="float">
            <text:p>1.194</text:p>
          </table:table-cell>
          <table:table-cell table:formula="of:=[.C$5]/(3.1416*[.$A13]*0.001*2)" office:value-type="float" office:value="596.829640947288" calcext:value-type="float">
            <text:p>597</text:p>
          </table:table-cell>
          <table:table-cell table:formula="of:=[.D$5]/(3.1416*[.$A13]*0.001*2)" office:value-type="float" office:value="736.089890501655" calcext:value-type="float">
            <text:p>736</text:p>
          </table:table-cell>
          <table:table-cell table:formula="of:=[.E$5]/(3.1416*[.$A13]*0.001*2)" office:value-type="float" office:value="238.731856378915" calcext:value-type="float">
            <text:p>239</text:p>
          </table:table-cell>
          <table:table-cell table:formula="of:=[.F$5]/(3.1416*[.$A13]*0.001*2)" office:value-type="float" office:value="994.71606824548" calcext:value-type="float">
            <text:p>995</text:p>
          </table:table-cell>
          <table:table-cell table:formula="of:=[.G$5]/(3.1416*[.$A13]*0.001*2)" office:value-type="float" office:value="795.772854596384" calcext:value-type="float">
            <text:p>796</text:p>
          </table:table-cell>
          <table:table-cell table:formula="of:=[.H$5]/(3.1416*[.$A13]*0.001*2)" office:value-type="float" office:value="795.772854596384" calcext:value-type="float">
            <text:p>796</text:p>
          </table:table-cell>
          <table:table-cell table:formula="of:=[.I$5]/(3.1416*[.$A13]*0.001*2)" office:value-type="float" office:value="994.71606824548" calcext:value-type="float">
            <text:p>995</text:p>
          </table:table-cell>
          <table:table-cell table:formula="of:=[.J$5]/(3.1416*[.$A13]*0.001*2)" office:value-type="float" office:value="1392.60249554367" calcext:value-type="float">
            <text:p>1.393</text:p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$5]/(3.1416*[.$A14]*0.001*2)" office:value-type="float" office:value="1061.03047279518" calcext:value-type="float">
            <text:p>1.061</text:p>
          </table:table-cell>
          <table:table-cell table:formula="of:=[.C$5]/(3.1416*[.$A14]*0.001*2)" office:value-type="float" office:value="530.515236397589" calcext:value-type="float">
            <text:p>531</text:p>
          </table:table-cell>
          <table:table-cell table:formula="of:=[.D$5]/(3.1416*[.$A14]*0.001*2)" office:value-type="float" office:value="654.30212489036" calcext:value-type="float">
            <text:p>654</text:p>
          </table:table-cell>
          <table:table-cell table:formula="of:=[.E$5]/(3.1416*[.$A14]*0.001*2)" office:value-type="float" office:value="212.206094559036" calcext:value-type="float">
            <text:p>212</text:p>
          </table:table-cell>
          <table:table-cell table:formula="of:=[.F$5]/(3.1416*[.$A14]*0.001*2)" office:value-type="float" office:value="884.192060662649" calcext:value-type="float">
            <text:p>884</text:p>
          </table:table-cell>
          <table:table-cell table:formula="of:=[.G$5]/(3.1416*[.$A14]*0.001*2)" office:value-type="float" office:value="707.353648530119" calcext:value-type="float">
            <text:p>707</text:p>
          </table:table-cell>
          <table:table-cell table:formula="of:=[.H$5]/(3.1416*[.$A14]*0.001*2)" office:value-type="float" office:value="707.353648530119" calcext:value-type="float">
            <text:p>707</text:p>
          </table:table-cell>
          <table:table-cell table:formula="of:=[.I$5]/(3.1416*[.$A14]*0.001*2)" office:value-type="float" office:value="884.192060662649" calcext:value-type="float">
            <text:p>884</text:p>
          </table:table-cell>
          <table:table-cell table:formula="of:=[.J$5]/(3.1416*[.$A14]*0.001*2)" office:value-type="float" office:value="1237.86888492771" calcext:value-type="float">
            <text:p>1.238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$5]/(3.1416*[.$A15]*0.001*2)" office:value-type="float" office:value="954.927425515661" calcext:value-type="float">
            <text:p>955</text:p>
          </table:table-cell>
          <table:table-cell table:formula="of:=[.C$5]/(3.1416*[.$A15]*0.001*2)" office:value-type="float" office:value="477.46371275783" calcext:value-type="float">
            <text:p>477</text:p>
          </table:table-cell>
          <table:table-cell table:formula="of:=[.D$5]/(3.1416*[.$A15]*0.001*2)" office:value-type="float" office:value="588.871912401324" calcext:value-type="float">
            <text:p>589</text:p>
          </table:table-cell>
          <table:table-cell table:formula="of:=[.E$5]/(3.1416*[.$A15]*0.001*2)" office:value-type="float" office:value="190.985485103132" calcext:value-type="float">
            <text:p>191</text:p>
          </table:table-cell>
          <table:table-cell table:formula="of:=[.F$5]/(3.1416*[.$A15]*0.001*2)" office:value-type="float" office:value="795.772854596384" calcext:value-type="float">
            <text:p>796</text:p>
          </table:table-cell>
          <table:table-cell table:formula="of:=[.G$5]/(3.1416*[.$A15]*0.001*2)" office:value-type="float" office:value="636.618283677107" calcext:value-type="float">
            <text:p>637</text:p>
          </table:table-cell>
          <table:table-cell table:formula="of:=[.H$5]/(3.1416*[.$A15]*0.001*2)" office:value-type="float" office:value="636.618283677107" calcext:value-type="float">
            <text:p>637</text:p>
          </table:table-cell>
          <table:table-cell table:formula="of:=[.I$5]/(3.1416*[.$A15]*0.001*2)" office:value-type="float" office:value="795.772854596384" calcext:value-type="float">
            <text:p>796</text:p>
          </table:table-cell>
          <table:table-cell table:formula="of:=[.J$5]/(3.1416*[.$A15]*0.001*2)" office:value-type="float" office:value="1114.08199643494" calcext:value-type="float">
            <text:p>1.114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$5]/(3.1416*[.$A16]*0.001*2)" office:value-type="float" office:value="868.115841377874" calcext:value-type="float">
            <text:p>868</text:p>
          </table:table-cell>
          <table:table-cell table:formula="of:=[.C$5]/(3.1416*[.$A16]*0.001*2)" office:value-type="float" office:value="434.057920688937" calcext:value-type="float">
            <text:p>434</text:p>
          </table:table-cell>
          <table:table-cell table:formula="of:=[.D$5]/(3.1416*[.$A16]*0.001*2)" office:value-type="float" office:value="535.338102183022" calcext:value-type="float">
            <text:p>535</text:p>
          </table:table-cell>
          <table:table-cell table:formula="of:=[.E$5]/(3.1416*[.$A16]*0.001*2)" office:value-type="float" office:value="173.623168275575" calcext:value-type="float">
            <text:p>174</text:p>
          </table:table-cell>
          <table:table-cell table:formula="of:=[.F$5]/(3.1416*[.$A16]*0.001*2)" office:value-type="float" office:value="723.429867814895" calcext:value-type="float">
            <text:p>723</text:p>
          </table:table-cell>
          <table:table-cell table:formula="of:=[.G$5]/(3.1416*[.$A16]*0.001*2)" office:value-type="float" office:value="578.743894251916" calcext:value-type="float">
            <text:p>579</text:p>
          </table:table-cell>
          <table:table-cell table:formula="of:=[.H$5]/(3.1416*[.$A16]*0.001*2)" office:value-type="float" office:value="578.743894251916" calcext:value-type="float">
            <text:p>579</text:p>
          </table:table-cell>
          <table:table-cell table:formula="of:=[.I$5]/(3.1416*[.$A16]*0.001*2)" office:value-type="float" office:value="723.429867814895" calcext:value-type="float">
            <text:p>723</text:p>
          </table:table-cell>
          <table:table-cell table:formula="of:=[.J$5]/(3.1416*[.$A16]*0.001*2)" office:value-type="float" office:value="1012.80181494085" calcext:value-type="float">
            <text:p>1.013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$5]/(3.1416*[.$A17]*0.001*2)" office:value-type="float" office:value="795.772854596384" calcext:value-type="float">
            <text:p>796</text:p>
          </table:table-cell>
          <table:table-cell table:formula="of:=[.C$5]/(3.1416*[.$A17]*0.001*2)" office:value-type="float" office:value="397.886427298192" calcext:value-type="float">
            <text:p>398</text:p>
          </table:table-cell>
          <table:table-cell table:formula="of:=[.D$5]/(3.1416*[.$A17]*0.001*2)" office:value-type="float" office:value="490.72659366777" calcext:value-type="float">
            <text:p>491</text:p>
          </table:table-cell>
          <table:table-cell table:formula="of:=[.E$5]/(3.1416*[.$A17]*0.001*2)" office:value-type="float" office:value="159.154570919277" calcext:value-type="float">
            <text:p>159</text:p>
          </table:table-cell>
          <table:table-cell table:formula="of:=[.F$5]/(3.1416*[.$A17]*0.001*2)" office:value-type="float" office:value="663.144045496987" calcext:value-type="float">
            <text:p>663</text:p>
          </table:table-cell>
          <table:table-cell table:formula="of:=[.G$5]/(3.1416*[.$A17]*0.001*2)" office:value-type="float" office:value="530.515236397589" calcext:value-type="float">
            <text:p>531</text:p>
          </table:table-cell>
          <table:table-cell table:formula="of:=[.H$5]/(3.1416*[.$A17]*0.001*2)" office:value-type="float" office:value="530.515236397589" calcext:value-type="float">
            <text:p>531</text:p>
          </table:table-cell>
          <table:table-cell table:formula="of:=[.I$5]/(3.1416*[.$A17]*0.001*2)" office:value-type="float" office:value="663.144045496987" calcext:value-type="float">
            <text:p>663</text:p>
          </table:table-cell>
          <table:table-cell table:formula="of:=[.J$5]/(3.1416*[.$A17]*0.001*2)" office:value-type="float" office:value="928.401663695782" calcext:value-type="float">
            <text:p>928</text:p>
          </table:table-cell>
          <table:table-cell table:number-columns-repeated="1014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$5]/(3.1416*[.$A18]*0.001*2)" office:value-type="float" office:value="734.55955808897" calcext:value-type="float">
            <text:p>735</text:p>
          </table:table-cell>
          <table:table-cell table:formula="of:=[.C$5]/(3.1416*[.$A18]*0.001*2)" office:value-type="float" office:value="367.279779044485" calcext:value-type="float">
            <text:p>367</text:p>
          </table:table-cell>
          <table:table-cell table:formula="of:=[.D$5]/(3.1416*[.$A18]*0.001*2)" office:value-type="float" office:value="452.978394154865" calcext:value-type="float">
            <text:p>453</text:p>
          </table:table-cell>
          <table:table-cell table:formula="of:=[.E$5]/(3.1416*[.$A18]*0.001*2)" office:value-type="float" office:value="146.911911617794" calcext:value-type="float">
            <text:p>147</text:p>
          </table:table-cell>
          <table:table-cell table:formula="of:=[.F$5]/(3.1416*[.$A18]*0.001*2)" office:value-type="float" office:value="612.132965074142" calcext:value-type="float">
            <text:p>612</text:p>
          </table:table-cell>
          <table:table-cell table:formula="of:=[.G$5]/(3.1416*[.$A18]*0.001*2)" office:value-type="float" office:value="489.706372059313" calcext:value-type="float">
            <text:p>490</text:p>
          </table:table-cell>
          <table:table-cell table:formula="of:=[.H$5]/(3.1416*[.$A18]*0.001*2)" office:value-type="float" office:value="489.706372059313" calcext:value-type="float">
            <text:p>490</text:p>
          </table:table-cell>
          <table:table-cell table:formula="of:=[.I$5]/(3.1416*[.$A18]*0.001*2)" office:value-type="float" office:value="612.132965074142" calcext:value-type="float">
            <text:p>612</text:p>
          </table:table-cell>
          <table:table-cell table:formula="of:=[.J$5]/(3.1416*[.$A18]*0.001*2)" office:value-type="float" office:value="856.986151103798" calcext:value-type="float">
            <text:p>857</text:p>
          </table:table-cell>
          <table:table-cell table:number-columns-repeated="1014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$5]/(3.1416*[.$A19]*0.001*2)" office:value-type="float" office:value="682.091018225472" calcext:value-type="float">
            <text:p>682</text:p>
          </table:table-cell>
          <table:table-cell table:formula="of:=[.C$5]/(3.1416*[.$A19]*0.001*2)" office:value-type="float" office:value="341.045509112736" calcext:value-type="float">
            <text:p>341</text:p>
          </table:table-cell>
          <table:table-cell table:formula="of:=[.D$5]/(3.1416*[.$A19]*0.001*2)" office:value-type="float" office:value="420.622794572374" calcext:value-type="float">
            <text:p>421</text:p>
          </table:table-cell>
          <table:table-cell table:formula="of:=[.E$5]/(3.1416*[.$A19]*0.001*2)" office:value-type="float" office:value="136.418203645094" calcext:value-type="float">
            <text:p>136</text:p>
          </table:table-cell>
          <table:table-cell table:formula="of:=[.F$5]/(3.1416*[.$A19]*0.001*2)" office:value-type="float" office:value="568.40918185456" calcext:value-type="float">
            <text:p>568</text:p>
          </table:table-cell>
          <table:table-cell table:formula="of:=[.G$5]/(3.1416*[.$A19]*0.001*2)" office:value-type="float" office:value="454.727345483648" calcext:value-type="float">
            <text:p>455</text:p>
          </table:table-cell>
          <table:table-cell table:formula="of:=[.H$5]/(3.1416*[.$A19]*0.001*2)" office:value-type="float" office:value="454.727345483648" calcext:value-type="float">
            <text:p>455</text:p>
          </table:table-cell>
          <table:table-cell table:formula="of:=[.I$5]/(3.1416*[.$A19]*0.001*2)" office:value-type="float" office:value="568.40918185456" calcext:value-type="float">
            <text:p>568</text:p>
          </table:table-cell>
          <table:table-cell table:formula="of:=[.J$5]/(3.1416*[.$A19]*0.001*2)" office:value-type="float" office:value="795.772854596384" calcext:value-type="float">
            <text:p>796</text:p>
          </table:table-cell>
          <table:table-cell table:number-columns-repeated="1014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$5]/(3.1416*[.$A20]*0.001*2)" office:value-type="float" office:value="636.618283677107" calcext:value-type="float">
            <text:p>637</text:p>
          </table:table-cell>
          <table:table-cell table:formula="of:=[.C$5]/(3.1416*[.$A20]*0.001*2)" office:value-type="float" office:value="318.309141838554" calcext:value-type="float">
            <text:p>318</text:p>
          </table:table-cell>
          <table:table-cell table:formula="of:=[.D$5]/(3.1416*[.$A20]*0.001*2)" office:value-type="float" office:value="392.581274934216" calcext:value-type="float">
            <text:p>393</text:p>
          </table:table-cell>
          <table:table-cell table:formula="of:=[.E$5]/(3.1416*[.$A20]*0.001*2)" office:value-type="float" office:value="127.323656735421" calcext:value-type="float">
            <text:p>127</text:p>
          </table:table-cell>
          <table:table-cell table:formula="of:=[.F$5]/(3.1416*[.$A20]*0.001*2)" office:value-type="float" office:value="530.515236397589" calcext:value-type="float">
            <text:p>531</text:p>
          </table:table-cell>
          <table:table-cell table:formula="of:=[.G$5]/(3.1416*[.$A20]*0.001*2)" office:value-type="float" office:value="424.412189118071" calcext:value-type="float">
            <text:p>424</text:p>
          </table:table-cell>
          <table:table-cell table:formula="of:=[.H$5]/(3.1416*[.$A20]*0.001*2)" office:value-type="float" office:value="424.412189118071" calcext:value-type="float">
            <text:p>424</text:p>
          </table:table-cell>
          <table:table-cell table:formula="of:=[.I$5]/(3.1416*[.$A20]*0.001*2)" office:value-type="float" office:value="530.515236397589" calcext:value-type="float">
            <text:p>531</text:p>
          </table:table-cell>
          <table:table-cell table:formula="of:=[.J$5]/(3.1416*[.$A20]*0.001*2)" office:value-type="float" office:value="742.721330956625" calcext:value-type="float">
            <text:p>74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2. Kegelsenker</text:p>
          </table:table-cell>
          <table:table-cell table:style-name="Default" table:number-columns-repeated="8"/>
          <table:table-cell table:style-name="ce30"/>
          <table:table-cell table:number-columns-repeated="1014"/>
        </table:table-row>
        <table:table-row table:style-name="ro5">
          <table:table-cell table:style-name="ce3" office:value-type="string" calcext:value-type="string">
            <text:p>vc [m/min]</text:p>
          </table:table-cell>
          <table:table-cell table:style-name="ce12" office:value-type="string" calcext:value-type="string">
            <text:p>---</text:p>
          </table:table-cell>
          <table:table-cell table:style-name="ce12" office:value-type="float" office:value="27" calcext:value-type="float">
            <text:p>27</text:p>
          </table:table-cell>
          <table:table-cell table:style-name="ce1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25" calcext:value-type="float">
            <text:p>25</text:p>
          </table:table-cell>
          <table:table-cell table:style-name="ce12"/>
          <table:table-cell table:style-name="ce12" office:value-type="float" office:value="28" calcext:value-type="float">
            <text:p>28</text:p>
          </table:table-cell>
          <table:table-cell table:style-name="ce12"/>
          <table:table-cell table:style-name="ce31" office:value-type="float" office:value="70" calcext:value-type="float">
            <text:p>70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Schraube – Senker</text:p>
          </table:table-cell>
          <table:table-cell table:style-name="Default" table:number-columns-repeated="8"/>
          <table:table-cell table:style-name="ce30"/>
          <table:table-cell table:number-columns-repeated="1014"/>
        </table:table-row>
        <table:table-row table:style-name="ro2">
          <table:table-cell office:value-type="string" calcext:value-type="string">
            <text:p>M3 – 6,3mm</text:p>
          </table:table-cell>
          <table:table-cell table:style-name="ce13" office:value-type="float" office:value="6.3" calcext:value-type="float">
            <text:p>6,3</text:p>
          </table:table-cell>
          <table:table-cell table:formula="of:=[.C$22]/(3.1416*[.$B24]*0.001*2)" office:value-type="float" office:value="682.091018225472" calcext:value-type="float">
            <text:p>682</text:p>
          </table:table-cell>
          <table:table-cell table:style-name="ce22"/>
          <table:table-cell table:formula="of:=[.E$22]/(3.1416*[.$B24]*0.001*2)" office:value-type="float" office:value="176.83841213253" calcext:value-type="float">
            <text:p>177</text:p>
          </table:table-cell>
          <table:table-cell table:formula="of:=[.F$22]/(3.1416*[.$B24]*0.001*2)" office:value-type="float" office:value="631.565757616178" calcext:value-type="float">
            <text:p>632</text:p>
          </table:table-cell>
          <table:table-cell table:style-name="ce22"/>
          <table:table-cell table:formula="of:=[.H$22]/(3.1416*[.$B24]*0.001*2)" office:value-type="float" office:value="707.353648530119" calcext:value-type="float">
            <text:p>707</text:p>
          </table:table-cell>
          <table:table-cell table:style-name="ce22"/>
          <table:table-cell table:formula="of:=[.J$22]/(3.1416*[.$B24]*0.001*2)" office:value-type="float" office:value="1768.3841213253" calcext:value-type="float">
            <text:p>1.76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4 – 8,3mm</text:p>
          </table:table-cell>
          <table:table-cell table:style-name="ce14" office:value-type="float" office:value="8.3" calcext:value-type="float">
            <text:p>8,3</text:p>
          </table:table-cell>
          <table:table-cell table:formula="of:=[.C$22]/(3.1416*[.$B25]*0.001*2)" office:value-type="float" office:value="517.731736725358" calcext:value-type="float">
            <text:p>518</text:p>
          </table:table-cell>
          <table:table-cell table:style-name="Default"/>
          <table:table-cell table:formula="of:=[.E$22]/(3.1416*[.$B25]*0.001*2)" office:value-type="float" office:value="134.226746558426" calcext:value-type="float">
            <text:p>134</text:p>
          </table:table-cell>
          <table:table-cell table:formula="of:=[.F$22]/(3.1416*[.$B25]*0.001*2)" office:value-type="float" office:value="479.381237708665" calcext:value-type="float">
            <text:p>479</text:p>
          </table:table-cell>
          <table:table-cell table:style-name="Default"/>
          <table:table-cell table:formula="of:=[.H$22]/(3.1416*[.$B25]*0.001*2)" office:value-type="float" office:value="536.906986233705" calcext:value-type="float">
            <text:p>537</text:p>
          </table:table-cell>
          <table:table-cell table:style-name="Default"/>
          <table:table-cell table:formula="of:=[.J$22]/(3.1416*[.$B25]*0.001*2)" office:value-type="float" office:value="1342.26746558426" calcext:value-type="float">
            <text:p>1.34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5 – 10,4mm</text:p>
          </table:table-cell>
          <table:table-cell table:style-name="ce14" office:value-type="float" office:value="10.4" calcext:value-type="float">
            <text:p>10,4</text:p>
          </table:table-cell>
          <table:table-cell table:formula="of:=[.C$22]/(3.1416*[.$B26]*0.001*2)" office:value-type="float" office:value="413.189751425046" calcext:value-type="float">
            <text:p>413</text:p>
          </table:table-cell>
          <table:table-cell table:style-name="Default"/>
          <table:table-cell table:formula="of:=[.E$22]/(3.1416*[.$B26]*0.001*2)" office:value-type="float" office:value="107.123268887975" calcext:value-type="float">
            <text:p>107</text:p>
          </table:table-cell>
          <table:table-cell table:formula="of:=[.F$22]/(3.1416*[.$B26]*0.001*2)" office:value-type="float" office:value="382.583103171338" calcext:value-type="float">
            <text:p>383</text:p>
          </table:table-cell>
          <table:table-cell table:style-name="Default"/>
          <table:table-cell table:formula="of:=[.H$22]/(3.1416*[.$B26]*0.001*2)" office:value-type="float" office:value="428.493075551899" calcext:value-type="float">
            <text:p>428</text:p>
          </table:table-cell>
          <table:table-cell table:style-name="Default"/>
          <table:table-cell table:formula="of:=[.J$22]/(3.1416*[.$B26]*0.001*2)" office:value-type="float" office:value="1071.23268887975" calcext:value-type="float">
            <text:p>1.07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6 – 12,4mm</text:p>
          </table:table-cell>
          <table:table-cell table:style-name="ce14" office:value-type="float" office:value="12.4" calcext:value-type="float">
            <text:p>12,4</text:p>
          </table:table-cell>
          <table:table-cell table:formula="of:=[.C$22]/(3.1416*[.$B27]*0.001*2)" office:value-type="float" office:value="346.546243130683" calcext:value-type="float">
            <text:p>347</text:p>
          </table:table-cell>
          <table:table-cell table:style-name="Default"/>
          <table:table-cell table:formula="of:=[.E$22]/(3.1416*[.$B27]*0.001*2)" office:value-type="float" office:value="89.8453222931401" calcext:value-type="float">
            <text:p>90</text:p>
          </table:table-cell>
          <table:table-cell table:formula="of:=[.F$22]/(3.1416*[.$B27]*0.001*2)" office:value-type="float" office:value="320.876151046929" calcext:value-type="float">
            <text:p>321</text:p>
          </table:table-cell>
          <table:table-cell table:style-name="Default"/>
          <table:table-cell table:formula="of:=[.H$22]/(3.1416*[.$B27]*0.001*2)" office:value-type="float" office:value="359.38128917256" calcext:value-type="float">
            <text:p>359</text:p>
          </table:table-cell>
          <table:table-cell table:style-name="Default"/>
          <table:table-cell table:formula="of:=[.J$22]/(3.1416*[.$B27]*0.001*2)" office:value-type="float" office:value="898.453222931401" calcext:value-type="float">
            <text:p>89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8 – 16,5mm</text:p>
          </table:table-cell>
          <table:table-cell table:style-name="ce14" office:value-type="float" office:value="16.5" calcext:value-type="float">
            <text:p>16,5</text:p>
          </table:table-cell>
          <table:table-cell table:formula="of:=[.C$22]/(3.1416*[.$B28]*0.001*2)" office:value-type="float" office:value="260.434752413362" calcext:value-type="float">
            <text:p>260</text:p>
          </table:table-cell>
          <table:table-cell table:style-name="Default"/>
          <table:table-cell table:formula="of:=[.E$22]/(3.1416*[.$B28]*0.001*2)" office:value-type="float" office:value="67.5201209960568" calcext:value-type="float">
            <text:p>68</text:p>
          </table:table-cell>
          <table:table-cell table:formula="of:=[.F$22]/(3.1416*[.$B28]*0.001*2)" office:value-type="float" office:value="241.143289271631" calcext:value-type="float">
            <text:p>241</text:p>
          </table:table-cell>
          <table:table-cell table:style-name="Default"/>
          <table:table-cell table:formula="of:=[.H$22]/(3.1416*[.$B28]*0.001*2)" office:value-type="float" office:value="270.080483984227" calcext:value-type="float">
            <text:p>270</text:p>
          </table:table-cell>
          <table:table-cell table:style-name="Default"/>
          <table:table-cell table:formula="of:=[.J$22]/(3.1416*[.$B28]*0.001*2)" office:value-type="float" office:value="675.201209960568" calcext:value-type="float">
            <text:p>67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10 – 20,5mm</text:p>
          </table:table-cell>
          <table:table-cell table:style-name="ce14" office:value-type="float" office:value="20.5" calcext:value-type="float">
            <text:p>20,5</text:p>
          </table:table-cell>
          <table:table-cell table:formula="of:=[.C$22]/(3.1416*[.$B29]*0.001*2)" office:value-type="float" office:value="209.618215357096" calcext:value-type="float">
            <text:p>210</text:p>
          </table:table-cell>
          <table:table-cell table:style-name="Default"/>
          <table:table-cell table:formula="of:=[.E$22]/(3.1416*[.$B29]*0.001*2)" office:value-type="float" office:value="54.3454632407287" calcext:value-type="float">
            <text:p>54</text:p>
          </table:table-cell>
          <table:table-cell table:formula="of:=[.F$22]/(3.1416*[.$B29]*0.001*2)" office:value-type="float" office:value="194.09094014546" calcext:value-type="float">
            <text:p>194</text:p>
          </table:table-cell>
          <table:table-cell table:style-name="Default"/>
          <table:table-cell table:formula="of:=[.H$22]/(3.1416*[.$B29]*0.001*2)" office:value-type="float" office:value="217.381852962915" calcext:value-type="float">
            <text:p>217</text:p>
          </table:table-cell>
          <table:table-cell table:style-name="Default"/>
          <table:table-cell table:formula="of:=[.J$22]/(3.1416*[.$B29]*0.001*2)" office:value-type="float" office:value="543.454632407287" calcext:value-type="float">
            <text:p>54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12 – 25mm</text:p>
          </table:table-cell>
          <table:table-cell table:style-name="ce15" office:value-type="float" office:value="25" calcext:value-type="float">
            <text:p>25</text:p>
          </table:table-cell>
          <table:table-cell table:formula="of:=[.C$22]/(3.1416*[.$B30]*0.001*2)" office:value-type="float" office:value="171.886936592819" calcext:value-type="float">
            <text:p>172</text:p>
          </table:table-cell>
          <table:table-cell table:style-name="ce23"/>
          <table:table-cell table:formula="of:=[.E$22]/(3.1416*[.$B30]*0.001*2)" office:value-type="float" office:value="44.5632798573975" calcext:value-type="float">
            <text:p>45</text:p>
          </table:table-cell>
          <table:table-cell table:formula="of:=[.F$22]/(3.1416*[.$B30]*0.001*2)" office:value-type="float" office:value="159.154570919277" calcext:value-type="float">
            <text:p>159</text:p>
          </table:table-cell>
          <table:table-cell table:style-name="ce23"/>
          <table:table-cell table:formula="of:=[.H$22]/(3.1416*[.$B30]*0.001*2)" office:value-type="float" office:value="178.25311942959" calcext:value-type="float">
            <text:p>178</text:p>
          </table:table-cell>
          <table:table-cell table:style-name="ce23"/>
          <table:table-cell table:formula="of:=[.J$22]/(3.1416*[.$B30]*0.001*2)" office:value-type="float" office:value="445.632798573975" calcext:value-type="float">
            <text:p>446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965cm" fo:margin-bottom="2cm" fo:margin-left="1.005cm" fo:margin-right="0.908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16:30:46.356174603</meta:creation-date>
    <dc:date>2016-07-11T17:37:11.230759628</dc:date>
    <meta:editing-duration>PT1H5M46S</meta:editing-duration>
    <meta:editing-cycles>20</meta:editing-cycles>
    <meta:generator>LibreOffice/4.3.3.2$Linux_X86_64 LibreOffice_project/430m0$Build-2</meta:generator>
    <meta:document-statistic meta:table-count="1" meta:cell-count="228" meta:object-count="0"/>
  </office:meta>
</office:document-meta>
</file>